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Trebuchet MS1" svg:font-family="'Trebuchet MS'" style:font-family-generic="system" style:font-pitch="variable"/>
  </office:font-face-decls>
  <office:automatic-styles>
    <style:style style:name="P1" style:family="paragraph" style:parent-style-name="Title">
      <style:paragraph-properties fo:margin-top="0in" fo:margin-bottom="0in" loext:contextual-spacing="false" fo:line-height="100%" fo:text-align="center" style:justify-single-word="false"/>
      <style:text-properties style:font-name="Trebuchet MS" fo:font-size="21pt" style:font-name-asian="Trebuchet MS1" style:font-size-asian="21pt" style:font-name-complex="Trebuchet MS1" style:font-size-complex="21pt"/>
    </style:style>
    <style:style style:name="P2" style:family="paragraph" style:parent-style-name="Title">
      <style:paragraph-properties fo:margin-top="0in" fo:margin-bottom="0in" loext:contextual-spacing="false" fo:line-height="100%"/>
      <style:text-properties style:font-name="Courier New" fo:font-size="8pt" style:font-name-asian="Courier New1" style:font-size-asian="8pt" style:font-name-complex="Courier New1" style:font-size-complex="8pt"/>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text-properties fo:font-weight="bold" style:font-weight-asian="bold"/>
    </style:style>
    <style:style style:name="P5" style:family="paragraph" style:parent-style-name="Standard">
      <style:paragraph-properties fo:margin-top="0in" fo:margin-bottom="0in" loext:contextual-spacing="false"/>
      <style:text-properties fo:color="#000000" style:font-name="Consolas" fo:font-size="12pt" style:font-name-asian="Consolas1" style:font-size-asian="12pt" style:font-name-complex="Consolas1" style:font-size-complex="12pt"/>
    </style:style>
    <style:style style:name="P6" style:family="paragraph" style:parent-style-name="Standard">
      <style:paragraph-properties fo:margin-top="0in" fo:margin-bottom="0in" loext:contextual-spacing="false"/>
      <style:text-properties fo:color="#666600" style:font-name="Consolas" fo:font-size="12pt" style:font-name-asian="Consolas1" style:font-size-asian="12pt" style:font-name-complex="Consolas1" style:font-size-complex="12pt"/>
    </style:style>
    <style:style style:name="P7" style:family="paragraph" style:parent-style-name="Standard">
      <style:paragraph-properties fo:margin-top="0in" fo:margin-bottom="0in" loext:contextual-spacing="false"/>
      <style:text-properties officeooo:rsid="0009a57c" officeooo:paragraph-rsid="0009a57c"/>
    </style:style>
    <style:style style:name="P8" style:family="paragraph" style:parent-style-name="Standard">
      <style:paragraph-properties fo:margin-top="0in" fo:margin-bottom="0in" loext:contextual-spacing="false"/>
      <style:text-properties fo:color="#1c1c1c" officeooo:rsid="0009a57c" officeooo:paragraph-rsid="0009a57c" fo:background-color="transparent"/>
    </style:style>
    <style:style style:name="P9" style:family="paragraph" style:parent-style-name="Standard">
      <style:paragraph-properties fo:margin-top="0in" fo:margin-bottom="0in" loext:contextual-spacing="false"/>
      <style:text-properties officeooo:rsid="000a17a7" officeooo:paragraph-rsid="000a17a7"/>
    </style:style>
    <style:style style:name="P10" style:family="paragraph" style:parent-style-name="Standard">
      <style:paragraph-properties fo:margin-top="0in" fo:margin-bottom="0in" loext:contextual-spacing="false"/>
      <style:text-properties fo:font-style="italic" officeooo:rsid="0009a57c" officeooo:paragraph-rsid="0009a57c" style:font-style-asian="italic" style:font-style-complex="italic"/>
    </style:style>
    <style:style style:name="P11" style:family="paragraph" style:parent-style-name="Standard">
      <style:paragraph-properties fo:margin-top="0in" fo:margin-bottom="0in" loext:contextual-spacing="false"/>
      <style:text-properties fo:font-style="italic" officeooo:rsid="000a17a7" officeooo:paragraph-rsid="000a17a7" style:font-style-asian="italic" style:font-style-complex="italic"/>
    </style:style>
    <style:style style:name="P12" style:family="paragraph" style:parent-style-name="Standard">
      <style:paragraph-properties fo:margin-top="0in" fo:margin-bottom="0in" loext:contextual-spacing="false"/>
      <style:text-properties fo:font-style="italic" officeooo:rsid="000d9020" officeooo:paragraph-rsid="000d9020" style:font-style-asian="italic" style:font-style-complex="italic"/>
    </style:style>
    <style:style style:name="P13" style:family="paragraph" style:parent-style-name="Standard">
      <style:paragraph-properties fo:margin-top="0in" fo:margin-bottom="0in" loext:contextual-spacing="false"/>
      <style:text-properties fo:font-style="italic" officeooo:rsid="000d9020" officeooo:paragraph-rsid="001073ea" style:font-style-asian="italic" style:font-style-complex="italic"/>
    </style:style>
    <style:style style:name="P14" style:family="paragraph" style:parent-style-name="Standard">
      <style:paragraph-properties fo:margin-top="0in" fo:margin-bottom="0in" loext:contextual-spacing="false"/>
      <style:text-properties fo:font-style="italic" officeooo:rsid="000f43cb" officeooo:paragraph-rsid="000f43cb" style:font-style-asian="italic" style:font-style-complex="italic"/>
    </style:style>
    <style:style style:name="P15" style:family="paragraph" style:parent-style-name="Standard">
      <style:paragraph-properties fo:margin-top="0in" fo:margin-bottom="0in" loext:contextual-spacing="false"/>
      <style:text-properties fo:font-style="italic" officeooo:rsid="001073ea" officeooo:paragraph-rsid="001073ea" style:font-style-asian="italic" style:font-style-complex="italic"/>
    </style:style>
    <style:style style:name="P16" style:family="paragraph" style:parent-style-name="Standard">
      <style:paragraph-properties fo:margin-top="0in" fo:margin-bottom="0in" loext:contextual-spacing="false"/>
      <style:text-properties fo:font-style="italic" officeooo:rsid="0011e473" officeooo:paragraph-rsid="0011e473" style:font-style-asian="italic" style:font-style-complex="italic"/>
    </style:style>
    <style:style style:name="P17" style:family="paragraph" style:parent-style-name="Standard">
      <style:paragraph-properties fo:margin-top="0in" fo:margin-bottom="0in" loext:contextual-spacing="false"/>
      <style:text-properties fo:color="#fff200" fo:background-color="#1c1c1c"/>
    </style:style>
    <style:style style:name="P18" style:family="paragraph" style:parent-style-name="Standard">
      <style:paragraph-properties fo:margin-top="0in" fo:margin-bottom="0in" loext:contextual-spacing="false"/>
      <style:text-properties fo:color="#fff200" officeooo:rsid="000a17a7" officeooo:paragraph-rsid="000a17a7" fo:background-color="#1c1c1c"/>
    </style:style>
    <style:style style:name="P19" style:family="paragraph" style:parent-style-name="Standard">
      <style:paragraph-properties fo:margin-top="0in" fo:margin-bottom="0in" loext:contextual-spacing="false"/>
      <style:text-properties fo:color="#fff200" officeooo:rsid="000a17a7" officeooo:paragraph-rsid="000d9020" fo:background-color="#1c1c1c"/>
    </style:style>
    <style:style style:name="P20" style:family="paragraph" style:parent-style-name="Standard">
      <style:paragraph-properties fo:margin-top="0in" fo:margin-bottom="0in" loext:contextual-spacing="false"/>
      <style:text-properties fo:color="#fff200" officeooo:rsid="000a17a7" officeooo:paragraph-rsid="001073ea" fo:background-color="#1c1c1c"/>
    </style:style>
    <style:style style:name="P21" style:family="paragraph" style:parent-style-name="Standard">
      <style:paragraph-properties fo:margin-top="0in" fo:margin-bottom="0in" loext:contextual-spacing="false"/>
      <style:text-properties fo:color="#faa61a" officeooo:rsid="000a17a7" officeooo:paragraph-rsid="000a17a7" fo:background-color="#1c1c1c"/>
    </style:style>
    <style:style style:name="P22" style:family="paragraph" style:parent-style-name="Standard">
      <style:paragraph-properties fo:margin-top="0in" fo:margin-bottom="0in" loext:contextual-spacing="false"/>
      <style:text-properties officeooo:rsid="001073ea" officeooo:paragraph-rsid="001073ea"/>
    </style:style>
    <style:style style:name="P23" style:family="paragraph" style:parent-style-name="Standard">
      <style:paragraph-properties fo:margin-top="0in" fo:margin-bottom="0in" loext:contextual-spacing="false"/>
      <style:text-properties fo:color="#00aaad" officeooo:rsid="000a17a7" officeooo:paragraph-rsid="0011e473" fo:background-color="#1c1c1c"/>
    </style:style>
    <style:style style:name="P24" style:family="paragraph" style:parent-style-name="Standard">
      <style:paragraph-properties fo:margin-top="0in" fo:margin-bottom="0in" loext:contextual-spacing="false" fo:break-before="page"/>
      <style:text-properties fo:font-weight="bold" style:font-weight-asian="bold"/>
    </style:style>
    <style:style style:name="P25"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26" style:family="paragraph" style:parent-style-name="Standard">
      <style:paragraph-properties fo:margin-left="0in" fo:margin-right="0in" fo:margin-top="0in" fo:margin-bottom="0in" loext:contextual-spacing="false" fo:text-indent="0.5in" style:auto-text-indent="false"/>
      <style:text-properties fo:color="#000000" style:font-name="Consolas" fo:font-size="12pt" style:font-name-asian="Consolas1" style:font-size-asian="12pt" style:font-name-complex="Consolas1" style:font-size-complex="12pt"/>
    </style:style>
    <style:style style:name="P27" style:family="paragraph" style:parent-style-name="Standard" style:list-style-name="WWNum4">
      <style:paragraph-properties fo:margin-left="0.5in" fo:margin-right="0in" fo:margin-top="0in" fo:margin-bottom="0in" loext:contextual-spacing="true" fo:text-indent="-0.25in" style:auto-text-indent="false"/>
      <style:text-properties fo:background-color="#fff200"/>
    </style:style>
    <style:style style:name="P28" style:family="paragraph" style:parent-style-name="Standard" style:list-style-name="WWNum5">
      <style:paragraph-properties fo:margin-left="0.5in" fo:margin-right="0in" fo:margin-top="0in" fo:margin-bottom="0in" loext:contextual-spacing="true" fo:text-indent="-0.25in" style:auto-text-indent="false"/>
      <style:text-properties fo:background-color="#fff200"/>
    </style:style>
    <style:style style:name="P29" style:family="paragraph" style:parent-style-name="Standard" style:list-style-name="WWNum10">
      <style:paragraph-properties fo:margin-left="0.5in" fo:margin-right="0in" fo:margin-top="0in" fo:margin-bottom="0in" loext:contextual-spacing="true" fo:text-indent="-0.25in" style:auto-text-indent="false"/>
      <style:text-properties fo:background-color="#fff200"/>
    </style:style>
    <style:style style:name="P30" style:family="paragraph" style:parent-style-name="Standard" style:list-style-name="WWNum11">
      <style:paragraph-properties fo:margin-left="0.5in" fo:margin-right="0in" fo:margin-top="0in" fo:margin-bottom="0in" loext:contextual-spacing="true" fo:text-indent="-0.25in" style:auto-text-indent="false"/>
      <style:text-properties fo:background-color="#fff200"/>
    </style:style>
    <style:style style:name="P31" style:family="paragraph" style:parent-style-name="Standard" style:list-style-name="WWNum12">
      <style:paragraph-properties fo:margin-left="0.5in" fo:margin-right="0in" fo:margin-top="0in" fo:margin-bottom="0in" loext:contextual-spacing="true" fo:text-indent="-0.25in" style:auto-text-indent="false"/>
      <style:text-properties fo:background-color="#fff200"/>
    </style:style>
    <style:style style:name="P32" style:family="paragraph" style:parent-style-name="Standard" style:list-style-name="WWNum4">
      <style:paragraph-properties fo:margin-left="0.5in" fo:margin-right="0in" fo:margin-top="0in" fo:margin-bottom="0in" loext:contextual-spacing="true" fo:text-indent="-0.25in" style:auto-text-indent="false"/>
    </style:style>
    <style:style style:name="P33" style:family="paragraph" style:parent-style-name="Standard" style:list-style-name="WWNum5">
      <style:paragraph-properties fo:margin-left="0.5in" fo:margin-right="0in" fo:margin-top="0in" fo:margin-bottom="0in" loext:contextual-spacing="true" fo:text-indent="-0.25in" style:auto-text-indent="false"/>
    </style:style>
    <style:style style:name="P34" style:family="paragraph" style:parent-style-name="Standard" style:list-style-name="WWNum10">
      <style:paragraph-properties fo:margin-left="0.5in" fo:margin-right="0in" fo:margin-top="0in" fo:margin-bottom="0in" loext:contextual-spacing="true" fo:text-indent="-0.25in" style:auto-text-indent="false"/>
    </style:style>
    <style:style style:name="P35" style:family="paragraph" style:parent-style-name="Standard" style:list-style-name="WWNum8">
      <style:paragraph-properties fo:margin-left="0.5in" fo:margin-right="0in" fo:margin-top="0in" fo:margin-bottom="0in" loext:contextual-spacing="true" fo:text-indent="-0.25in" style:auto-text-indent="false"/>
      <style:text-properties fo:color="#000000" style:font-name="Consolas" fo:font-size="12pt" style:font-name-asian="Consolas1" style:font-size-asian="12pt" style:font-name-complex="Consolas1" style:font-size-complex="12pt"/>
    </style:style>
    <style:style style:name="P36" style:family="paragraph" style:parent-style-name="Standard" style:list-style-name="WWNum6">
      <style:paragraph-properties fo:margin-left="0.5in" fo:margin-right="0in" fo:margin-top="0in" fo:margin-bottom="0in" loext:contextual-spacing="true" fo:text-indent="-0.25in" style:auto-text-indent="false"/>
      <style:text-properties fo:color="#000000" style:font-name="Consolas" fo:font-size="12pt" style:font-name-asian="Consolas1" style:font-size-asian="12pt" style:font-name-complex="Consolas1" style:font-size-complex="12pt"/>
    </style:style>
    <style:style style:name="P37" style:family="paragraph" style:parent-style-name="Standard" style:list-style-name="WWNum2">
      <style:paragraph-properties fo:margin-left="0.5in" fo:margin-right="0in" fo:margin-top="0in" fo:margin-bottom="0in" loext:contextual-spacing="true" fo:text-indent="-0.25in" style:auto-text-indent="false"/>
      <style:text-properties fo:color="#000000" style:font-name="Consolas" fo:font-size="12pt" style:font-name-asian="Consolas1" style:font-size-asian="12pt" style:font-name-complex="Consolas1" style:font-size-complex="12pt"/>
    </style:style>
    <style:style style:name="P38" style:family="paragraph" style:parent-style-name="Standard" style:list-style-name="WWNum9">
      <style:paragraph-properties fo:margin-left="0.5in" fo:margin-right="0in" fo:margin-top="0in" fo:margin-bottom="0in" loext:contextual-spacing="true" fo:text-indent="-0.25in" style:auto-text-indent="false"/>
      <style:text-properties fo:color="#000000" style:font-name="Consolas" fo:font-size="12pt" style:font-name-asian="Consolas1" style:font-size-asian="12pt" style:font-name-complex="Consolas1" style:font-size-complex="12pt"/>
    </style:style>
    <style:style style:name="P39" style:family="paragraph" style:parent-style-name="Standard" style:list-style-name="WWNum8">
      <style:paragraph-properties fo:margin-left="0.5in" fo:margin-right="0in" fo:margin-top="0in" fo:margin-bottom="0in" loext:contextual-spacing="true" fo:text-indent="-0.25in" style:auto-text-indent="false"/>
      <style:text-properties fo:color="#000000" style:font-name="Consolas" fo:font-size="12pt" fo:background-color="#fff200" style:font-name-asian="Consolas1" style:font-size-asian="12pt" style:font-name-complex="Consolas1" style:font-size-complex="12pt"/>
    </style:style>
    <style:style style:name="P40" style:family="paragraph" style:parent-style-name="Standard" style:list-style-name="WWNum6">
      <style:paragraph-properties fo:margin-left="0.5in" fo:margin-right="0in" fo:margin-top="0in" fo:margin-bottom="0in" loext:contextual-spacing="true" fo:text-indent="-0.25in" style:auto-text-indent="false"/>
      <style:text-properties fo:color="#000000" style:font-name="Consolas" fo:font-size="12pt" fo:background-color="#fff200" style:font-name-asian="Consolas1" style:font-size-asian="12pt" style:font-name-complex="Consolas1" style:font-size-complex="12pt"/>
    </style:style>
    <style:style style:name="P41" style:family="paragraph" style:parent-style-name="Standard" style:list-style-name="WWNum11">
      <style:paragraph-properties fo:margin-left="0.5in" fo:margin-right="0in" fo:margin-top="0in" fo:margin-bottom="0in" loext:contextual-spacing="true" fo:text-indent="-0.25in" style:auto-text-indent="false"/>
    </style:style>
    <style:style style:name="P42" style:family="paragraph" style:parent-style-name="Standard" style:list-style-name="WWNum1">
      <style:paragraph-properties fo:margin-left="0.5in" fo:margin-right="0in" fo:margin-top="0in" fo:margin-bottom="0in" loext:contextual-spacing="true" fo:text-indent="-0.25in" style:auto-text-indent="false"/>
    </style:style>
    <style:style style:name="P43" style:family="paragraph" style:parent-style-name="Standard" style:list-style-name="WWNum1">
      <style:paragraph-properties fo:margin-left="0.5in" fo:margin-right="0in" fo:margin-top="0in" fo:margin-bottom="0in" loext:contextual-spacing="true" fo:text-indent="-0.25in" style:auto-text-indent="false"/>
      <style:text-properties style:font-name="Consolas" fo:font-size="12pt" style:font-name-asian="Consolas1" style:font-size-asian="12pt" style:font-name-complex="Consolas1" style:font-size-complex="12pt"/>
    </style:style>
    <style:style style:name="P44" style:family="paragraph" style:parent-style-name="Standard" style:list-style-name="WWNum2">
      <style:paragraph-properties fo:margin-left="0.5in" fo:margin-right="0in" fo:margin-top="0in" fo:margin-bottom="0in" loext:contextual-spacing="true" fo:text-indent="-0.25in" style:auto-text-indent="false"/>
      <style:text-properties style:font-name="Consolas" fo:font-size="12pt" style:font-name-asian="Consolas1" style:font-size-asian="12pt" style:font-name-complex="Consolas1" style:font-size-complex="12pt"/>
    </style:style>
    <style:style style:name="P45" style:family="paragraph" style:parent-style-name="Standard" style:list-style-name="WWNum1">
      <style:paragraph-properties fo:margin-left="0.5in" fo:margin-right="0in" fo:margin-top="0in" fo:margin-bottom="0in" loext:contextual-spacing="true" fo:text-indent="-0.25in" style:auto-text-indent="false"/>
      <style:text-properties style:font-name="Consolas" fo:font-size="12pt" fo:font-style="italic" fo:font-weight="bold" officeooo:rsid="000ea2f0" officeooo:paragraph-rsid="000ea2f0" fo:background-color="#fff200" style:font-name-asian="Consolas1" style:font-size-asian="12pt" style:font-style-asian="italic" style:font-weight-asian="bold" style:font-name-complex="Consolas1" style:font-size-complex="12pt" style:font-style-complex="italic" style:font-weight-complex="bold"/>
    </style:style>
    <style:style style:name="P46" style:family="paragraph" style:parent-style-name="Standard" style:list-style-name="WWNum2">
      <style:paragraph-properties fo:margin-left="0.5in" fo:margin-right="0in" fo:margin-top="0in" fo:margin-bottom="0in" loext:contextual-spacing="true" fo:text-indent="-0.25in" style:auto-text-indent="false"/>
      <style:text-properties style:font-name="Consolas" fo:font-size="12pt" fo:background-color="#fff200" style:font-name-asian="Consolas1" style:font-size-asian="12pt" style:font-name-complex="Consolas1" style:font-size-complex="12pt"/>
    </style:style>
    <style:style style:name="P47" style:family="paragraph" style:parent-style-name="Standard" style:list-style-name="WWNum9">
      <style:paragraph-properties fo:margin-left="0.5in" fo:margin-right="0in" fo:margin-top="0in" fo:margin-bottom="0in" loext:contextual-spacing="true" fo:text-indent="-0.25in" style:auto-text-indent="false"/>
      <style:text-properties fo:color="#666600" style:font-name="Consolas" fo:font-size="12pt" fo:background-color="#fff200" style:font-name-asian="Consolas1" style:font-size-asian="12pt" style:font-name-complex="Consolas1" style:font-size-complex="12pt"/>
    </style:style>
    <style:style style:name="P48" style:family="paragraph" style:parent-style-name="Standard" style:list-style-name="WWNum12">
      <style:paragraph-properties fo:margin-left="0.5in" fo:margin-right="0in" fo:margin-top="0in" fo:margin-bottom="0in" loext:contextual-spacing="true" fo:text-indent="-0.25in" style:auto-text-indent="false"/>
    </style:style>
    <style:style style:name="P49" style:family="paragraph" style:parent-style-name="Standard" style:list-style-name="WWNum11">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50" style:family="paragraph" style:parent-style-name="Standard">
      <style:paragraph-properties fo:margin-top="0in" fo:margin-bottom="0in" loext:contextual-spacing="false"/>
      <style:text-properties fo:color="#bcaed5" officeooo:rsid="000d9020" officeooo:paragraph-rsid="000d9020" fo:background-color="#1c1c1c"/>
    </style:style>
    <style:style style:name="P51" style:family="paragraph" style:parent-style-name="Standard">
      <style:paragraph-properties fo:margin-top="0in" fo:margin-bottom="0in" loext:contextual-spacing="false"/>
      <style:text-properties fo:font-style="italic" officeooo:rsid="000f43cb" officeooo:paragraph-rsid="000f43cb" style:font-style-asian="italic" style:font-style-complex="italic"/>
    </style:style>
    <style:style style:name="P52" style:family="paragraph" style:parent-style-name="Standard">
      <style:paragraph-properties fo:margin-top="0in" fo:margin-bottom="0in" loext:contextual-spacing="false"/>
      <style:text-properties fo:color="#00aaad" officeooo:rsid="000d9020" officeooo:paragraph-rsid="001073ea" fo:background-color="#1c1c1c"/>
    </style:style>
    <style:style style:name="P53" style:family="paragraph" style:parent-style-name="Subtitle" style:master-page-name="Standard">
      <style:paragraph-properties fo:margin-top="0in" fo:margin-bottom="0.139in" loext:contextual-spacing="false" fo:line-height="100%" fo:text-align="end" style:justify-single-word="false" style:page-number="1"/>
      <style:text-properties fo:font-weight="bold" style:font-weight-asian="bold"/>
    </style:style>
    <style:style style:name="T1" style:family="text">
      <style:text-properties fo:color="#000000" style:font-name="Consolas" fo:font-size="12pt" style:font-name-asian="Consolas1" style:font-size-asian="12pt" style:font-name-complex="Consolas1" style:font-size-complex="12pt"/>
    </style:style>
    <style:style style:name="T2" style:family="text">
      <style:text-properties fo:color="#000000" style:font-name="Consolas" fo:font-size="12pt" fo:background-color="#fff200" loext:char-shading-value="0" style:font-name-asian="Consolas1" style:font-size-asian="12pt" style:font-name-complex="Consolas1" style:font-size-complex="12pt"/>
    </style:style>
    <style:style style:name="T3" style:family="text">
      <style:text-properties fo:color="#000000" fo:background-color="#cccccc" loext:char-shading-value="0"/>
    </style:style>
    <style:style style:name="T4" style:family="text">
      <style:text-properties fo:color="#666600" style:font-name="Consolas" fo:font-size="12pt" style:font-name-asian="Consolas1" style:font-size-asian="12pt" style:font-name-complex="Consolas1" style:font-size-complex="12pt"/>
    </style:style>
    <style:style style:name="T5" style:family="text">
      <style:text-properties fo:color="#666600" style:font-name="Consolas" fo:font-size="12pt" fo:background-color="#fff200" loext:char-shading-value="0" style:font-name-asian="Consolas1" style:font-size-asian="12pt" style:font-name-complex="Consolas1" style:font-size-complex="12pt"/>
    </style:style>
    <style:style style:name="T6" style:family="text">
      <style:text-properties fo:color="#006666" style:font-name="Consolas" fo:font-size="12pt" style:font-name-asian="Consolas1" style:font-size-asian="12pt" style:font-name-complex="Consolas1" style:font-size-complex="12pt"/>
    </style:style>
    <style:style style:name="T7" style:family="text">
      <style:text-properties fo:color="#008800" style:font-name="Consolas" fo:font-size="12pt" style:font-name-asian="Consolas1" style:font-size-asian="12pt" style:font-name-complex="Consolas1" style:font-size-complex="12pt"/>
    </style:style>
    <style:style style:name="T8" style:family="text">
      <style:text-properties fo:color="#008800" style:font-name="Consolas" fo:font-size="12pt" fo:background-color="#fff200" loext:char-shading-value="0" style:font-name-asian="Consolas1" style:font-size-asian="12pt" style:font-name-complex="Consolas1" style:font-size-complex="12pt"/>
    </style:style>
    <style:style style:name="T9" style:family="text">
      <style:text-properties fo:color="#000088" style:font-name="Consolas" fo:font-size="12pt" style:font-name-asian="Consolas1" style:font-size-asian="12pt" style:font-name-complex="Consolas1" style:font-size-complex="12pt"/>
    </style:style>
    <style:style style:name="T10" style:family="text">
      <style:text-properties fo:color="#000088" style:font-name="Consolas" fo:font-size="12pt" fo:background-color="#fff200" loext:char-shading-value="0" style:font-name-asian="Consolas1" style:font-size-asian="12pt" style:font-name-complex="Consolas1" style:font-size-complex="12pt"/>
    </style:style>
    <style:style style:name="T11" style:family="text">
      <style:text-properties style:font-name="Consolas" fo:font-size="12pt" style:font-name-asian="Consolas1" style:font-size-asian="12pt" style:font-name-complex="Consolas1" style:font-size-complex="12pt"/>
    </style:style>
    <style:style style:name="T12" style:family="text">
      <style:text-properties fo:color="#660066" style:font-name="Consolas" fo:font-size="12pt" style:font-name-asian="Consolas1" style:font-size-asian="12pt" style:font-name-complex="Consolas1" style:font-size-complex="12pt"/>
    </style:style>
    <style:style style:name="T13" style:family="text">
      <style:text-properties officeooo:rsid="00078ce2"/>
    </style:style>
    <style:style style:name="T14" style:family="text">
      <style:text-properties officeooo:rsid="0007ebe5"/>
    </style:style>
    <style:style style:name="T15" style:family="text">
      <style:text-properties officeooo:rsid="000a17a7"/>
    </style:style>
    <style:style style:name="T16" style:family="text">
      <style:text-properties fo:background-color="#cccccc" loext:char-shading-value="0"/>
    </style:style>
    <style:style style:name="T17" style:family="text">
      <style:text-properties fo:color="#faa61a"/>
    </style:style>
    <style:style style:name="T18" style:family="text">
      <style:text-properties fo:color="#faa61a" officeooo:rsid="000d9020"/>
    </style:style>
    <style:style style:name="T19" style:family="text">
      <style:text-properties fo:color="#72bf44"/>
    </style:style>
    <style:style style:name="T20" style:family="text">
      <style:text-properties fo:color="#00aaad"/>
    </style:style>
    <style:style style:name="T21" style:family="text">
      <style:text-properties fo:color="#00aaad" officeooo:rsid="000be792"/>
    </style:style>
    <style:style style:name="T22" style:family="text">
      <style:text-properties fo:color="#00aaad" officeooo:rsid="000d9020"/>
    </style:style>
    <style:style style:name="T23" style:family="text">
      <style:text-properties fo:color="#a3238e"/>
    </style:style>
    <style:style style:name="T24" style:family="text">
      <style:text-properties fo:color="#a3238e" officeooo:rsid="000d9020"/>
    </style:style>
    <style:style style:name="T25" style:family="text">
      <style:text-properties officeooo:rsid="000be792"/>
    </style:style>
    <style:style style:name="T26" style:family="text">
      <style:text-properties officeooo:rsid="000d9020"/>
    </style:style>
    <style:style style:name="T27" style:family="text">
      <style:text-properties fo:color="#bcaed5" officeooo:rsid="000be792"/>
    </style:style>
    <style:style style:name="T28" style:family="text">
      <style:text-properties fo:color="#bcaed5" officeooo:rsid="000d9020"/>
    </style:style>
    <style:style style:name="T29" style:family="text">
      <style:text-properties fo:font-style="italic" fo:font-weight="bold" officeooo:rsid="000f43cb" style:font-style-asian="italic" style:font-weight-asian="bold" style:font-style-complex="italic" style:font-weight-complex="bold"/>
    </style:style>
    <style:style style:name="T30" style:family="text">
      <style:text-properties officeooo:rsid="001073ea"/>
    </style:style>
    <style:style style:name="T31" style:family="text">
      <style:text-properties officeooo:rsid="0011e473"/>
    </style:style>
    <style:style style:name="T32" style:family="text">
      <style:text-properties fo:color="#ffffff" officeooo:rsid="0011e473"/>
    </style:style>
    <style:style style:name="T33" style:family="text">
      <style:text-properties officeooo:rsid="0013bc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4">1 (PHP) - Surlignez <text:s/>la /les <text:s/>bonne réponse(s).</text:p>
      <text:p text:style-name="P3"><text:span text:style-name="T1">$myVar </text:span><text:span text:style-name="T4">=</text:span><text:span text:style-name="T1"> </text:span><text:span text:style-name="T4">"</text:span><text:span text:style-name="T1">variable</text:span><text:span text:style-name="T4">";</text:span></text:p>
      <text:p text:style-name="P3"><text:span text:style-name="T1">echo $myVar</text:span><text:span text:style-name="T4">[</text:span><text:span text:style-name="T6">2</text:span><text:span text:style-name="T4">];</text:span></text:p>
      <text:p text:style-name="P3"/>
      <text:p text:style-name="P3">Quelle est la sortie de ce script ?</text:p>
      <text:list xml:id="list2741922947" text:style-name="WWNum4">
        <text:list-item>
          <text:p text:style-name="P27">r</text:p>
        </text:list-item>
        <text:list-item>
          <text:p text:style-name="P32">a</text:p>
        </text:list-item>
        <text:list-item>
          <text:p text:style-name="P32">une erreur</text:p>
        </text:list-item>
      </text:list>
      <text:p text:style-name="P3"/>
      <text:p text:style-name="P4">2 (PHP) - Surlignez <text:s/>la /les <text:s/>bonne réponse(s).</text:p>
      <text:p text:style-name="P3"><text:span text:style-name="T1">$myVar </text:span><text:span text:style-name="T4">=</text:span><text:span text:style-name="T1"> </text:span><text:span text:style-name="T7">"checkpoint";</text:span></text:p>
      <text:p text:style-name="P3"><text:span text:style-name="T9">if</text:span><text:span text:style-name="T1"> </text:span><text:span text:style-name="T4">(</text:span><text:span text:style-name="T1">$myVar </text:span><text:span text:style-name="T4">==</text:span><text:span text:style-name="T1"> </text:span><text:span text:style-name="T7">"wcs"</text:span><text:span text:style-name="T4">)</text:span><text:span text:style-name="T1"> {</text:span></text:p>
      <text:p text:style-name="P3"><text:span text:style-name="T1"><text:tab/>echo </text:span><text:span text:style-name="T7">"wcs";</text:span></text:p>
      <text:p text:style-name="P3"><text:span text:style-name="T4">}</text:span><text:span text:style-name="T1"> </text:span><text:span text:style-name="T9">else</text:span><text:span text:style-name="T1"> {</text:span></text:p>
      <text:p text:style-name="P5"><text:tab/>echo $myVar;</text:p>
      <text:p text:style-name="P5">}</text:p>
      <text:p text:style-name="P3"/>
      <text:p text:style-name="P3">Quelle est la sortie de ce script ?</text:p>
      <text:list xml:id="list2381170551" text:style-name="WWNum5">
        <text:list-item>
          <text:p text:style-name="P33">wcs</text:p>
        </text:list-item>
        <text:list-item>
          <text:p text:style-name="P28">checkpoint</text:p>
        </text:list-item>
        <text:list-item>
          <text:p text:style-name="P33">wcscheckpoint</text:p>
        </text:list-item>
        <text:list-item>
          <text:p text:style-name="P33">checkpointwcs</text:p>
        </text:list-item>
      </text:list>
      <text:p text:style-name="P3"/>
      <text:p text:style-name="P4">3 (PHP) <text:s/>- Surlignez la /les bonne réponse(s).</text:p>
      <text:p text:style-name="P3">Comment récupérer <text:s/>les données d’un formulaire utilisant l’attribut method=”<text:span text:style-name="T13">post</text:span>”.</text:p>
      <text:p text:style-name="P3"/>
      <text:list xml:id="list2814443795" text:style-name="WWNum10">
        <text:list-item>
          <text:p text:style-name="P34"><text:span text:style-name="T1">$_SERVER</text:span><text:span text:style-name="T4">[];</text:span></text:p>
        </text:list-item>
        <text:list-item>
          <text:p text:style-name="P34"><text:span text:style-name="T1">$_GET</text:span><text:span text:style-name="T4">[];</text:span></text:p>
        </text:list-item>
        <text:list-item>
          <text:p text:style-name="P34"><text:span text:style-name="T1">$_REQUEST</text:span><text:span text:style-name="T4">[];</text:span></text:p>
        </text:list-item>
        <text:list-item>
          <text:p text:style-name="P29"><text:span text:style-name="T1">$_POST</text:span><text:span text:style-name="T4">[];</text:span></text:p>
        </text:list-item>
      </text:list>
      <text:p text:style-name="P3"/>
      <text:p text:style-name="P4">4 (SQL) <text:s/>- Surlignez la /les bonnes réponse(s).</text:p>
      <text:p text:style-name="P3">Quels mots clés puis je utiliser pour supprimer les données d’une table</text:p>
      <text:p text:style-name="P3"/>
      <text:list xml:id="list1227827170" text:style-name="WWNum8">
        <text:list-item>
          <text:p text:style-name="P35">DROP</text:p>
        </text:list-item>
        <text:list-item>
          <text:p text:style-name="P35">TRUNCATE</text:p>
        </text:list-item>
        <text:list-item>
          <text:p text:style-name="P39">DELETE</text:p>
        </text:list-item>
        <text:list-item>
          <text:p text:style-name="P35">REMOVE</text:p>
        </text:list-item>
      </text:list>
      <text:p text:style-name="P3"/>
      <text:p text:style-name="P3"/>
      <text:p text:style-name="P24">5 (PHP) <text:s/>- Surlignez la/les bonne réponse(s).</text:p>
      <text:p text:style-name="P3"/>
      <text:p text:style-name="P3">Comment peut-on créer un tableau en PHP ?</text:p>
      <text:p text:style-name="P25"/>
      <text:list xml:id="list3216730260" text:style-name="WWNum11">
        <text:list-item>
          <text:p text:style-name="P49"><text:span text:style-name="T2">$fruits </text:span><text:span text:style-name="T5">=</text:span><text:span text:style-name="T2"> </text:span><text:span text:style-name="T10">array</text:span><text:span text:style-name="T5">(</text:span><text:span text:style-name="T8">"Banana"</text:span><text:span text:style-name="T5">,</text:span><text:span text:style-name="T2"> </text:span><text:span text:style-name="T8">"Apple"</text:span><text:span text:style-name="T5">,</text:span><text:span text:style-name="T2"> </text:span><text:span text:style-name="T8">"Mango"</text:span><text:span text:style-name="T5">);</text:span><text:span text:style-name="T4"> </text:span></text:p>
        </text:list-item>
        <text:list-item>
          <text:p text:style-name="P49"><text:span text:style-name="T1">$fruits </text:span><text:span text:style-name="T4">=</text:span><text:span text:style-name="T1"> </text:span><text:span text:style-name="T7">"Banana"</text:span><text:span text:style-name="T4">,</text:span><text:span text:style-name="T1"> </text:span><text:span text:style-name="T7">"Apple"</text:span><text:span text:style-name="T4">,</text:span><text:span text:style-name="T1"> </text:span><text:span text:style-name="T7">"Mango";</text:span></text:p>
        </text:list-item>
        <text:list-item>
          <text:p text:style-name="P41"><text:span text:style-name="T1">$fruits </text:span><text:span text:style-name="T4">=</text:span><text:span text:style-name="T1"> </text:span><text:span text:style-name="T9">array</text:span><text:span text:style-name="T4">[</text:span><text:span text:style-name="T7">"Banana"</text:span><text:span text:style-name="T4">,</text:span><text:span text:style-name="T1"> </text:span><text:span text:style-name="T7">"Apple"</text:span><text:span text:style-name="T4">,</text:span><text:span text:style-name="T1"> </text:span><text:span text:style-name="T7">"Mango"</text:span><text:span text:style-name="T4">];</text:span></text:p>
        </text:list-item>
        <text:list-item>
          <text:p text:style-name="P30"><text:span text:style-name="T1">$fruits </text:span><text:span text:style-name="T4">=[</text:span><text:span text:style-name="T7">"Banana"</text:span><text:span text:style-name="T4">,</text:span><text:span text:style-name="T1"> </text:span><text:span text:style-name="T7">"Apple"</text:span><text:span text:style-name="T4">,</text:span><text:span text:style-name="T1"> </text:span><text:span text:style-name="T7">"Mango"</text:span><text:span text:style-name="T4">];</text:span></text:p>
        </text:list-item>
        <text:list-item>
          <text:p text:style-name="P41"><text:span text:style-name="T1">$fruits</text:span><text:span text:style-name="T4">(</text:span><text:span text:style-name="T7">"Banana"</text:span><text:span text:style-name="T4">,</text:span><text:span text:style-name="T1"> </text:span><text:span text:style-name="T7">"Apple"</text:span><text:span text:style-name="T4">,</text:span><text:span text:style-name="T1"> </text:span><text:span text:style-name="T7">"Mango"</text:span><text:span text:style-name="T4">);</text:span></text:p>
        </text:list-item>
      </text:list>
      <text:p text:style-name="P3"/>
      <text:p text:style-name="P3"/>
      <text:p text:style-name="P4">6 (GIT)</text:p>
      <text:p text:style-name="P3">Citer 4 commandes usuelles de GIT + leur description rapide.</text:p>
      <text:p text:style-name="P8"><text:span text:style-name="T3">``git init``</text:span> permet d’initialiser un dépôt/repository Git.<text:line-break/><text:span text:style-name="T16">``git status``</text:span> permet de lire les statuts des fichiers du dépôt : les <text:span text:style-name="T33">changements</text:span> qui n’ont pas été ajoutés à l’index <text:span text:style-name="T33">et </text:span>les fichiers <text:span text:style-name="T33">récemment</text:span> ignorés. <text:span text:style-name="T33">Si tout a été indexé et commité, alors Git indique que la branche est propre et à jour.</text:span></text:p>
      <text:p text:style-name="P8"><text:span text:style-name="T16">``git branch``</text:span> permet de lister les différentes branches correspondant aux différentes versions du dépôt.</text:p>
      <text:p text:style-name="P8"><text:span text:style-name="T16">``git push &lt;origin&gt; &lt;nom_de_la_branche_à_pousser&gt;``</text:span> permet de pousser une branche vers le gestionnaire de versioning (en l’occurrence, Github). Autrement dit : je peux demander une revue des changements effectués sur ma branche via une pull request, et l’équipe pourra alors comparer la version de ma branche avec celle en vigueur sur master ou dev. Dès la revue terminée et les conflits gérés, la pull request est acceptée : ma branche poussée peut être mergée avec (dans) la branche master/dev. </text:p>
      <text:p text:style-name="P3"/>
      <text:p text:style-name="P3"/>
      <text:p text:style-name="P4">7 (HTML / CSS)</text:p>
      <text:p text:style-name="P3">Expliquer la différence (avec un exemple) entre une balise HTML et un attribut.</text:p>
      <text:p text:style-name="P7"/>
      <text:p text:style-name="P10">Une balise ``html`` permet d’organiser le contenu d’une page. Localisé dans la balise HTML, l’attribut permet de mettre en forme, <text:span text:style-name="T25">de qualifier</text:span> <text:span text:style-name="T15">ou de dynamiser</text:span> <text:span text:style-name="T15">le contenu</text:span>.</text:p>
      <text:p text:style-name="P11">Exemple : </text:p>
      <text:p text:style-name="P9"/>
      <text:p text:style-name="P18">&lt;!DOCTYPE html&gt;</text:p>
      <text:p text:style-name="P18">&lt;html&gt;</text:p>
      <text:p text:style-name="P18"><text:tab/><text:span text:style-name="T17">&lt;head&gt;</text:span></text:p>
      <text:p text:style-name="P21"><text:tab/><text:tab/>…</text:p>
      <text:p text:style-name="P21"><text:tab/>&lt;/head&gt;</text:p>
      <text:p text:style-name="P18"><text:tab/><text:span text:style-name="T19">&lt;body&gt;</text:span></text:p>
      <text:p text:style-name="P18"><text:tab/><text:tab/><text:span text:style-name="T20">&lt;h1 </text:span><text:span text:style-name="T21">class= ‘’tiitre_qui_pese’’</text:span><text:span text:style-name="T20"> &gt;&lt;/h1&gt;</text:span></text:p>
      <text:p text:style-name="P18"><text:tab/><text:tab/><text:span text:style-name="T23">&lt;h2&gt;&lt;/h2&gt;</text:span></text:p>
      <text:p text:style-name="P19"><text:span text:style-name="T23"><text:tab/><text:tab/></text:span><text:span text:style-name="T27">&lt;form </text:span><text:span text:style-name="T28">action = ‘’index.php’’ method = ‘’get ‘’&gt;</text:span></text:p>
      <text:p text:style-name="P50"><text:tab/><text:tab/>…</text:p>
      <text:p text:style-name="P50"><text:tab/><text:tab/>&lt;/form&gt; </text:p>
      <text:p text:style-name="P18"><text:tab/><text:span text:style-name="T19">&lt;/body&gt;</text:span></text:p>
      <text:p text:style-name="P18">&lt;/html&gt;</text:p>
      <text:p text:style-name="P17"><text:soft-page-break/></text:p>
      <text:p text:style-name="P11">Dans cet exemple, la balise <text:span text:style-name="T26">``</text:span>&lt;h1&gt;<text:span text:style-name="T26">``</text:span> correspond à un titre de première importance, tandis que la balise <text:span text:style-name="T26">``</text:span>&lt;h2&gt;<text:span text:style-name="T26">``</text:span> est un sous-titre.</text:p>
      <text:p text:style-name="P11">L’attribut <text:span text:style-name="T25">``class``, qui possède la valeur ``titre_qui_pese``, permettra de mettre en forme tous les contenus qui possèdent la même classe de la même valeur dans le fichier CSS.</text:span></text:p>
      <text:p text:style-name="P12">Dans la balise ``form``, l’attribut ``action`` indique la target page du formulaire, tandis que l’attribut ``method`` spécifie la méthode de récupération des données.</text:p>
      <text:p text:style-name="P11"/>
      <text:p text:style-name="P3"/>
      <text:p text:style-name="P3"/>
      <text:p text:style-name="P4"><text:span text:style-name="T13">8</text:span> (Symfony)</text:p>
      <text:p text:style-name="P3">Quelle commande dans la console permet à Symfony de générer les tables en bases de données de notre application (hors options) ?</text:p>
      <text:p text:style-name="P3"/>
      <text:list xml:id="list3497783350" text:style-name="WWNum1">
        <text:list-item>
          <text:p text:style-name="P42"><text:span text:style-name="T1">php </text:span><text:span text:style-name="T11">bin/console symfony:database:generate</text:span></text:p>
        </text:list-item>
        <text:list-item>
          <text:p text:style-name="P43">php app/console doctrine:database:generate</text:p>
        </text:list-item>
        <text:list-item>
          <text:p text:style-name="P43">php bin/console doctrine:schema:update</text:p>
        </text:list-item>
        <text:list-item>
          <text:p text:style-name="P43">php bin/console database:schema:update</text:p>
        </text:list-item>
        <text:list-item>
          <text:p text:style-name="P43">php bin/console doctrine:generate:entities<text:span text:style-name="T29"> (pour mettre à jour le CRUD)</text:span></text:p>
        </text:list-item>
        <text:list-item>
          <text:p text:style-name="P45">php bin/console doctrine:generate:entity</text:p>
        </text:list-item>
      </text:list>
      <text:p text:style-name="P3"/>
      <text:p text:style-name="P3"/>
      <text:p text:style-name="P3"/>
      <text:p text:style-name="P4"><text:span text:style-name="T13">9</text:span> (Symfony)</text:p>
      <text:p text:style-name="P3">Quel composant, installé par défaut, de Symfony s’occupe de la partie MODEL de l’architecture MVC <text:s/>de notre application ?</text:p>
      <text:p text:style-name="P3"/>
      <text:p text:style-name="P14">Il s’agit de Doctrine. Doctrine est un ORM : une couche d’abstraction entre notre architecture et notre base de données (déjà gérée via un SGBD). Grâce à lui, on peut créer une base de données et des tables, lier ces tables aux entités correspondantes, générer un CRUD, etc. La puissance de Doctrine réside dans la possibilité de synchroniser les changements appliqués dans le code, de l’architecture à la base de données, de la base de données à l’architecture.</text:p>
      <text:p text:style-name="P3"/>
      <text:p text:style-name="P3"/>
      <text:p text:style-name="P3"/>
      <text:p text:style-name="P3"/>
      <text:p text:style-name="P3"/>
      <text:p text:style-name="P3"/>
      <text:p text:style-name="P4"><text:span text:style-name="T13">10</text:span> (PHP)</text:p>
      <text:p text:style-name="P3">Quelle est la version majeure actuelle de PHP</text:p>
      <text:p text:style-name="P3"/>
      <text:list xml:id="list3079485894" text:style-name="WWNum6">
        <text:list-item>
          <text:p text:style-name="P36">5</text:p>
        </text:list-item>
        <text:list-item>
          <text:p text:style-name="P36">6</text:p>
        </text:list-item>
        <text:list-item>
          <text:p text:style-name="P40">7</text:p>
        </text:list-item>
        <text:list-item>
          <text:p text:style-name="P36">8</text:p>
        </text:list-item>
      </text:list>
      <text:p text:style-name="P3"><text:soft-page-break/></text:p>
      <text:p text:style-name="P4">1<text:span text:style-name="T13">11</text:span> (POO)</text:p>
      <text:p text:style-name="P3">Que peut on trouver de définis dans une classe ?</text:p>
      <text:p text:style-name="P14"/>
      <text:p text:style-name="P14">On peut définir :</text:p>
      <text:p text:style-name="P14">- ses propriétés, qui sont qualifiées par un scope : ``private``, ``public``, ``protected``</text:p>
      <text:p text:style-name="P14">- ses méthodes (aussi qualifiées par un scope, mais c’est une autre histoire)</text:p>
      <text:p text:style-name="P3"/>
      <text:p text:style-name="P3"/>
      <text:p text:style-name="P3"/>
      <text:p text:style-name="P4">13 (POO)</text:p>
      <text:p text:style-name="P3"><text:span text:style-name="T9">class</text:span><text:span text:style-name="T1"> </text:span><text:span text:style-name="T12">MyClass</text:span></text:p>
      <text:p text:style-name="P5">{</text:p>
      <text:p text:style-name="P3"><text:span text:style-name="T1"><text:tab/></text:span><text:span text:style-name="T9">private</text:span><text:span text:style-name="T1"> $name;</text:span></text:p>
      <text:p text:style-name="P5"/>
      <text:p text:style-name="P3"><text:span text:style-name="T1"><text:tab/></text:span><text:span text:style-name="T9">public</text:span><text:span text:style-name="T1"> </text:span><text:span text:style-name="T9">function</text:span><text:span text:style-name="T1"> __construct</text:span><text:span text:style-name="T4">()</text:span></text:p>
      <text:p text:style-name="P5"><text:tab/>{</text:p>
      <text:p text:style-name="P3"><text:span text:style-name="T1"><text:tab/><text:tab/>$this</text:span><text:span text:style-name="T4">-&gt;</text:span><text:span text:style-name="T1">name </text:span><text:span text:style-name="T4">=</text:span><text:span text:style-name="T1"> </text:span><text:span text:style-name="T4">"</text:span><text:span text:style-name="T1">WCS</text:span><text:span text:style-name="T4">";</text:span></text:p>
      <text:p text:style-name="P26">}</text:p>
      <text:p text:style-name="P6">} </text:p>
      <text:p text:style-name="P3"/>
      <text:p text:style-name="P3">Que représente ici $this ? De quel type est il ?</text:p>
      <text:p text:style-name="P3"/>
      <text:p text:style-name="P14">``$this`` représente la classe ``MyClass`` en cours d’instanciation, <text:span text:style-name="T30">c’est-à-dire l’objet issu de cette classe.</text:span></text:p>
      <text:p text:style-name="P15">Ici, il est de type objet.</text:p>
      <text:p text:style-name="P3"/>
      <text:p text:style-name="P3"/>
      <text:p text:style-name="P4">14 (GIT) - Surlignez la/les bonne réponse(s)</text:p>
      <text:p text:style-name="P3">Comment créer un nouveau repository local ?</text:p>
      <text:p text:style-name="P3"/>
      <text:list xml:id="list4095422374" text:style-name="WWNum2">
        <text:list-item>
          <text:p text:style-name="P37">git start</text:p>
        </text:list-item>
        <text:list-item>
          <text:p text:style-name="P46">git init</text:p>
        </text:list-item>
        <text:list-item>
          <text:p text:style-name="P44">git new origin</text:p>
        </text:list-item>
        <text:list-item>
          <text:p text:style-name="P44">git new master</text:p>
        </text:list-item>
      </text:list>
      <text:p text:style-name="P3"/>
      <text:p text:style-name="P3"/>
      <text:p text:style-name="P3"/>
      <text:p text:style-name="P3"/>
      <text:p text:style-name="P3"/>
      <text:p text:style-name="P3"/>
      <text:p text:style-name="P4">15 (PHP) - Surlignez la/les bonne(s) réponse(s)</text:p>
      <text:p text:style-name="P3">En PHP, quel opérateur permet d’accéder aux propriétés et méthodes accessible d’un objet ?</text:p>
      <text:p text:style-name="P3"/>
      <text:list xml:id="list3606810959" text:style-name="WWNum9">
        <text:list-item>
          <text:p text:style-name="P38">.</text:p>
        </text:list-item>
        <text:list-item>
          <text:p text:style-name="P47"><text:soft-page-break/>-&gt;</text:p>
        </text:list-item>
        <text:list-item>
          <text:p text:style-name="P38">=</text:p>
        </text:list-item>
        <text:list-item>
          <text:p text:style-name="P47">::</text:p>
        </text:list-item>
      </text:list>
      <text:p text:style-name="P3"/>
      <text:p text:style-name="P3"/>
      <text:p text:style-name="P4">16 (HTML / CSS)</text:p>
      <text:p text:style-name="P3">Expliquer le fonctionnement d’une balise &lt;form&gt; ainsi que ses divers attributs ou autres balises nécessaire ?</text:p>
      <text:p text:style-name="P3"/>
      <text:p text:style-name="P15">La balise ``&lt;form&gt;`` <text:span text:style-name="T31">permet de créer un formulaire en ``html``.</text:span></text:p>
      <text:p text:style-name="P22"/>
      <text:p text:style-name="P20"><text:span text:style-name="T27"><text:tab/><text:tab/></text:span><text:span text:style-name="T21">&lt;form </text:span><text:span text:style-name="T22">action = ‘’index.php’’ method = ‘’get ‘’&gt;</text:span></text:p>
      <text:p text:style-name="P23"><text:span text:style-name="T26"><text:tab/><text:tab/><text:tab/></text:span><text:span text:style-name="T18">&lt;label for = ‘’name’’&gt;</text:span><text:span text:style-name="T32">Nom</text:span><text:span text:style-name="T18">&lt;/label&gt;</text:span></text:p>
      <text:p text:style-name="P23"><text:span text:style-name="T26"><text:tab/><text:tab/><text:tab/></text:span><text:span text:style-name="T24">&lt;input id=’’name’’ type= ‘’text’’ name= ‘’name’’&gt; </text:span></text:p>
      <text:p text:style-name="P52"><text:tab/><text:tab/>&lt;/form&gt; </text:p>
      <text:p text:style-name="P22"/>
      <text:p text:style-name="P13">Dans la balise ``<text:span text:style-name="T30">&lt;</text:span>form<text:span text:style-name="T30">&gt;</text:span>``, l’attribut ``action`` indique la target page du formulaire, tandis que l’attribut ``method`` spécifie la méthode de récupération des données.</text:p>
      <text:p text:style-name="P16">Dans la balise ``&lt;label&gt;`` on indique les données que l’utilisateur doit entrer. Ici, il s’agit de son nom.<text:line-break/>Avec la balise ``&lt;input&gt;`` on inscrit un champ de réponse pour l’utilisateur, en spécifiant le type de réponse attendu : ``type = text``.</text:p>
      <text:p text:style-name="P16">On lie le ``label`` (for) à l’ ``input`` avec l’attribut ``id``. Enfin, l’attribut ``name`` correspond à la table dans laquelle on récupère la réponse de l’utilisateur.</text:p>
      <text:p text:style-name="P3"/>
      <text:p text:style-name="P3"/>
      <text:p text:style-name="P4"><text:span text:style-name="T14">17</text:span> (POO)- Surlignez la/les bonne réponse(s)</text:p>
      <text:p text:style-name="P3">Considérant la classe Rectangle, si je souhaites que celle ci hérite des propriétés et méthodes de la classe Polygon, laquelle de ces options est la bonne ?</text:p>
      <text:p text:style-name="P3"/>
      <text:list xml:id="list1712445089" text:style-name="WWNum12">
        <text:list-item>
          <text:p text:style-name="P48"><text:span text:style-name="T9">class</text:span><text:span text:style-name="T1"> </text:span><text:span text:style-name="T12">Rectangle</text:span><text:span text:style-name="T1"> </text:span><text:span text:style-name="T9">inherit</text:span><text:span text:style-name="T1"> </text:span><text:span text:style-name="T12">Polygon</text:span></text:p>
        </text:list-item>
        <text:list-item>
          <text:p text:style-name="P31"><text:span text:style-name="T9">class</text:span><text:span text:style-name="T1"> </text:span><text:span text:style-name="T12">Rectangle</text:span><text:span text:style-name="T1"> </text:span><text:span text:style-name="T9">extends</text:span><text:span text:style-name="T1"> </text:span><text:span text:style-name="T12">Polygon</text:span></text:p>
        </text:list-item>
        <text:list-item>
          <text:p text:style-name="P48"><text:span text:style-name="T9">class</text:span><text:span text:style-name="T1"> </text:span><text:span text:style-name="T12">Polygon</text:span><text:span text:style-name="T1"> </text:span><text:span text:style-name="T9">implements</text:span><text:span text:style-name="T1"> </text:span><text:span text:style-name="T12">Rectangle</text:span></text:p>
        </text:list-item>
        <text:list-item>
          <text:p text:style-name="P48"><text:span text:style-name="T9">class</text:span><text:span text:style-name="T1"> </text:span><text:span text:style-name="T12">Rectangle</text:span><text:span text:style-name="T1"> </text:span><text:span text:style-name="T9">include</text:span><text:span text:style-name="T1"> </text:span><text:span text:style-name="T12">Polyg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Title">
      <style:paragraph-properties fo:margin-top="0in" fo:margin-bottom="0in" loext:contextual-spacing="false" fo:line-height="100%" fo:text-align="center" style:justify-single-word="false"/>
      <style:text-properties style:font-name="Trebuchet MS" fo:font-size="21pt" style:font-name-asian="Trebuchet MS1" style:font-size-asian="21pt" style:font-name-complex="Trebuchet MS1" style:font-size-complex="21pt"/>
    </style:style>
    <style:style style:name="MP2" style:family="paragraph" style:parent-style-name="Title">
      <style:paragraph-properties fo:margin-top="0in" fo:margin-bottom="0in" loext:contextual-spacing="false" fo:line-height="100%"/>
      <style:text-properties style:font-name="Courier New" fo:font-size="8pt" style:font-name-asian="Courier New1" style:font-size-asian="8pt" style:font-name-complex="Courier New1" style:font-size-complex="8pt"/>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text:bookmark text:name="_12rj6c56aisk"/><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Linux_X86_64 LibreOffice_project/40m0$Build-2</meta:generator>
    <dc:date>2017-12-22T10:04:04.409369528</dc:date>
    <meta:editing-duration>PT27M55S</meta:editing-duration>
    <meta:editing-cycles>10</meta:editing-cycles>
    <meta:document-statistic meta:table-count="0" meta:image-count="0" meta:object-count="0" meta:page-count="5" meta:paragraph-count="126" meta:word-count="969" meta:character-count="5996" meta:non-whitespace-character-count="5144"/>
  </office:meta>
</office:document-meta>
</file>